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17859*"/>
    </style:style>
    <style:style style:name="Table3.B" style:family="table-column">
      <style:table-column-properties style:column-width="4.445cm" style:rel-column-width="17138*"/>
    </style:style>
    <style:style style:name="Table3.C" style:family="table-column">
      <style:table-column-properties style:column-width="7.922cm" style:rel-column-width="3053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USERACTION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rsers::UserActionPar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parse</text:p>
          </table:table-cell>
          <table:table-cell table:style-name="Table3.B2" office:value-type="string">
            <text:p text:style-name="P11">xml</text:p>
          </table:table-cell>
          <table:table-cell table:style-name="Table3.C2" office:value-type="string">
            <text:p text:style-name="P12">&lt;adduser&gt;</text:p>
            <text:p text:style-name="P12"><text:tab/>&lt;login&gt;dcuadra&lt;/login&gt;</text:p>
            <text:p text:style-name="P12"><text:tab/>&lt;password&gt;&lt;/password&gt;</text:p>
            <text:p text:style-name="P12"><text:tab/>&lt;name&gt;David Cuadrado&lt;/name&gt;</text:p>
            <text:p text:style-name="P12"><text:tab/>&lt;permissions /&gt;</text:p>
            <text:p text:style-name="P12">&lt;/adduser&gt;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>Se espera que la función <text:span text:style-name="T1">user</text:span> retorne un <text:span text:style-name="T2">User(login:dcuadra, name:David Cuadrado)</text:span></text:p>
      <text:p text:style-name="Standard"/>
      <text:p text:style-name="P12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7T17:59:48</dc:date>
    <dc:language>es-CO</dc:language>
    <meta:editing-cycles>112</meta:editing-cycles>
    <meta:editing-duration>PT53M27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2" meta:word-count="72" meta:character-count="525"/>
  </office:meta>
</office:document-meta>
</file>